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cJudge.maxRecall( Quality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cJudge.validateData( QualityQuery [ ] qq , PrintWriter log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RelJudgement.max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RelJudgement.QRelJudgement( String que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cJudge.TrecJudge( Buffered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QRelJudgement.isRelevant( String do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RelJudgement.addRelevandDoc( String do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cJudge.isRelevant( String docName , Quality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